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1" fo:font-size="13pt" style:font-size-asian="13pt" style:font-size-complex="13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style:text-blinking="false" fo:background-color="transparent" style:font-size-asian="13pt" style:font-size-complex="13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officeooo:rsid="00173904" officeooo:paragraph-rsid="001f0409" style:text-blinking="false" fo:background-color="transparent" style:font-size-asian="13pt" style:font-size-complex="13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officeooo:rsid="00173904" officeooo:paragraph-rsid="00173904" style:text-blinking="false" fo:background-color="transparent" style:font-size-asian="13pt" style:font-size-complex="13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1" fo:font-size="13pt" fo:font-weight="normal" style:font-size-asian="13pt" style:font-size-complex="13pt"/>
    </style:style>
    <style:style style:name="P6" style:family="paragraph" style:parent-style-name="Heading_20_2">
      <style:paragraph-properties fo:margin-top="0.847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bold" style:text-blinking="false" fo:background-color="transparent" style:font-size-asian="13pt" style:font-size-complex="13pt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officeooo:paragraph-rsid="0018aae8" style:text-blinking="false" fo:background-color="transparent" style:font-size-asian="13pt" style:font-size-complex="13p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style:text-blinking="false" fo:background-color="transparent" style:font-size-asian="13pt" style:font-size-complex="13pt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style:text-blinking="false" fo:background-color="transparent" style:font-size-asian="13pt" style:font-size-complex="13pt"/>
    </style:style>
    <style:style style:name="P1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style:text-blinking="false" fo:background-color="transparent" style:font-size-asian="13pt" style:font-size-complex="13pt"/>
    </style:style>
    <style:style style:name="P12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style:text-blinking="false" fo:background-color="transparent" style:font-size-asian="13pt" style:font-size-complex="13pt"/>
    </style:style>
    <style:style style:name="P1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officeooo:paragraph-rsid="0025720a" style:text-blinking="false" fo:background-color="transparent" style:font-size-asian="13pt" style:font-size-complex="13pt"/>
    </style:style>
    <style:style style:name="P1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officeooo:rsid="00239a1e" officeooo:paragraph-rsid="00239a1e" style:text-blinking="false" fo:background-color="transparent" style:font-size-asian="13pt" style:font-size-complex="13pt"/>
    </style:style>
    <style:style style:name="P15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Times New Roman1" fo:font-size="13pt" fo:font-weight="normal" style:font-size-asian="13pt" style:font-size-complex="13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239a1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italic" style:text-underline-style="none" officeooo:rsid="00239a1e" style:text-blinking="false" fo:background-color="transparent" loext:char-shading-value="0"/>
    </style:style>
    <style:style style:name="T6" style:family="text">
      <style:text-properties officeooo:rsid="00173904"/>
    </style:style>
    <style:style style:name="T7" style:family="text">
      <style:text-properties officeooo:rsid="0018aae8"/>
    </style:style>
    <style:style style:name="T8" style:family="text">
      <style:text-properties officeooo:rsid="001fde56"/>
    </style:style>
    <style:style style:name="T9" style:family="text">
      <style:text-properties officeooo:rsid="0021c577"/>
    </style:style>
    <style:style style:name="T10" style:family="text">
      <style:text-properties officeooo:rsid="00239a1e"/>
    </style:style>
    <style:style style:name="T11" style:family="text">
      <style:text-properties officeooo:rsid="00282b07"/>
    </style:style>
    <style:style style:name="T12" style:family="text">
      <style:text-properties officeooo:rsid="002ff6a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docs-internal-guid-d6eb6749-dcc9-0c67-0518-769efc797408"/>Приложение №1. Техническое задание. </text:h>
      <text:h text:style-name="P6" text:outline-level="2">1. Описание проекта </text:h>
      <text:p text:style-name="P2"><text:tab/>Проект должен быть реализован как сервис, который позволит пользователю создать и вести свой блог, который будет включать в себя множество постов. Пользователи будут иметь возможность подписываться на других пользователей чтобы следить за обновлениями на его блоге. Доступ и взаимодействие с проектом должно осуществляться с помощью <text:span text:style-name="T6">CLI интерфейса. </text:span><text:bookmark text:name="docs-internal-guid-f729602c-dccd-4466-3236-ef7e1675846e"/>На данном этапе управление пользователями будет осуществляться администратором вручную.</text:p>
      <text:h text:style-name="P6" text:outline-level="2">2. Функционал системы</text:h>
      <text:p text:style-name="P3"><text:tab/>Панель администратора для администрирования системы и просмотра информации по пользователям. Личный кабинет пользователя (далее ЛК) — как точка входа пользователя, где он сможет создавать посты, а так же смотреть посты тех на кого он подписан.</text:p>
      <text:p text:style-name="P4"><text:tab/>Личный кабинет администратора для управления пользователями, администратор будет иметь возможность удалять и добавлять новых пользователей, а так же ведения блога администратора <text:span text:style-name="T8">(релизы новых версий, обновления, планы и др.)</text:span>.</text:p>
      <text:h text:style-name="P6" text:outline-level="2">3. Технический стек</text:h>
      <text:p text:style-name="P2">Набор программных средств для разработки системы согласно техническому заданию:</text:p>
      <text:list xml:id="list3215265998" text:style-name="L1">
        <text:list-item>
          <text:p text:style-name="P8">ОС — Linux, <text:span text:style-name="T7">MacOS</text:span>, в силу того что в основном современные корпоративные системы функционирую с среде Linux.</text:p>
        </text:list-item>
        <text:list-item>
          <text:p text:style-name="P8">Java v1.8 — как основная платформа разработки.</text:p>
        </text:list-item>
        <text:list-item>
          <text:p text:style-name="P8">NetBeans v8 — как инструментальное средство разработки (IDE).</text:p>
        </text:list-item>
        <text:list-item>
          <text:p text:style-name="P8">Opencsv — библиотека для организации взаимодействия Java объектов с CSV — источниками данных.</text:p>
        </text:list-item>
        <text:list-item>
          <text:p text:style-name="P8">simple-xml — библиотека для организации взаимодействия Java объектов с XML — источниками данных.</text:p>
        </text:list-item>
        <text:list-item>
          <text:p text:style-name="P8">log4j — библиотека для журнализации событий.</text:p>
        </text:list-item>
        <text:list-item>
          <text:p text:style-name="P8"><text:soft-page-break/>Umberello UML modeller — инструмент для реализации канонических UML диаграмм.</text:p>
        </text:list-item>
        <text:list-item>
          <text:p text:style-name="P8">Средство для автоматизации сборки проекта Maven.</text:p>
        </text:list-item>
        <text:list-item>
          <text:p text:style-name="P8">DB — MySQL.</text:p>
        </text:list-item>
      </text:list>
      <text:h text:style-name="P6" text:outline-level="2">4. <text:span text:style-name="T12">C</text:span>одержание этапов работы</text:h>
      <text:p text:style-name="P2">1. Развертывание инфраструктуры приложения на сервере</text:p>
      <text:list xml:id="list1364368452" text:style-name="L2">
        <text:list-item>
          <text:p text:style-name="P9">настройка системы контроля версий исходного кода</text:p>
        </text:list-item>
        <text:list-item>
          <text:p text:style-name="P9">создание <text:span text:style-name="T9">UML диаграммы классов</text:span></text:p>
        </text:list-item>
        <text:list-item>
          <text:p text:style-name="P9">настройка окружения для тестового сервера</text:p>
        </text:list-item>
      </text:list>
      <text:p text:style-name="P1"/>
      <text:p text:style-name="P2">2. Создание панели администратора для управления приложением</text:p>
      <text:list xml:id="list917274333" text:style-name="L3">
        <text:list-item>
          <text:p text:style-name="P10">регистрация/редактирование/удаление пользователей</text:p>
        </text:list-item>
      </text:list>
      <text:p text:style-name="P1"/>
      <text:p text:style-name="P5"><text:span text:style-name="T3">3</text:span><text:span text:style-name="T2">.</text:span><text:span text:style-name="T1"> </text:span><text:span text:style-name="T2">Поиск и определение ключевых функций, которые войдут в первую версию продукта</text:span></text:p>
      <text:list xml:id="list1883179444" text:style-name="L4">
        <text:list-item>
          <text:p text:style-name="P11">Приоритизация функционала</text:p>
        </text:list-item>
        <text:list-item>
          <text:p text:style-name="P11">Проектирование программной архитектуры системы на основе тех. задания</text:p>
        </text:list-item>
        <text:list-item>
          <text:p text:style-name="P11">Проектирование <text:span text:style-name="T10">CLI </text:span>интерфейса пользователя.</text:p>
        </text:list-item>
      </text:list>
      <text:p text:style-name="P1"/>
      <text:p text:style-name="P2"><text:span text:style-name="T12">4</text:span>. Создание интерфейса пользователя </text:p>
      <text:list xml:id="list4114537387" text:style-name="L5">
        <text:list-item>
          <text:p text:style-name="P14">Создание CLI интерфейса</text:p>
        </text:list-item>
        <text:list-item>
          <text:p text:style-name="P13"><text:span text:style-name="T10">регистрация/редактирование/удаление постов в блоге пользователя</text:span></text:p>
        </text:list-item>
      </text:list>
      <text:p text:style-name="P1"/>
      <text:p text:style-name="P2"><text:span text:style-name="T12">5</text:span>. Разработка серверной бизнес логики </text:p>
      <text:list xml:id="list1549473572" text:style-name="L6">
        <text:list-item>
          <text:p text:style-name="P12">Программирование бизнес-логики и подключение базы данных</text:p>
        </text:list-item>
        <text:list-item>
          <text:p text:style-name="P12">Интеграция бизнес-логики с интефейсом</text:p>
        </text:list-item>
      </text:list>
      <text:list xml:id="list4195459040" text:style-name="L7">
        <text:list-item>
          <text:p text:style-name="P15"><text:span text:style-name="T2">Реализация работы через AP</text:span><text:span text:style-name="T3">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4:11:52.947879000</meta:creation-date>
    <dc:date>2017-10-03T10:19:43.654280000</dc:date>
    <meta:editing-duration>PT36M45S</meta:editing-duration>
    <meta:editing-cycles>19</meta:editing-cycles>
    <meta:generator>LibreOffice/5.4.1.2$MacOSX_X86_64 LibreOffice_project/ea7cb86e6eeb2bf3a5af73a8f7777ac570321527</meta:generator>
    <meta:document-statistic meta:table-count="0" meta:image-count="0" meta:object-count="0" meta:page-count="2" meta:paragraph-count="35" meta:word-count="325" meta:character-count="2491" meta:non-whitespace-character-count="2204"/>
  </office:meta>
</office:document-meta>
</file>